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Liberation Serif" fo:font-size="12pt" style:font-size-asian="12pt" style:font-size-complex="12pt"/>
    </style:style>
    <style:style style:name="P2" style:family="paragraph" style:parent-style-name="Standard">
      <style:text-properties style:font-name="Liberation Serif" fo:font-size="12pt" style:font-size-asian="10.5pt" style:font-size-complex="12pt"/>
    </style:style>
    <style:style style:name="P3" style:family="paragraph" style:parent-style-name="Standard">
      <style:text-properties fo:color="#000000" style:font-name="Liberation Serif" fo:font-size="12pt" style:font-name-asian="Liberation Mono" style:font-size-asian="12pt" style:font-name-complex="Liberation Mono" style:font-size-complex="12pt"/>
    </style:style>
    <style:style style:name="P4" style:family="paragraph" style:parent-style-name="Standard">
      <style:text-properties fo:color="#000000" style:font-name="Liberation Serif" fo:font-size="12pt" style:font-name-asian="Liberation Mono" style:font-size-asian="10.5pt" style:font-name-complex="Liberation Mono" style:font-size-complex="12pt"/>
    </style:style>
    <style:style style:name="P5" style:family="paragraph" style:parent-style-name="Standard">
      <style:text-properties fo:font-weight="bold" style:font-weight-asian="bold" style:font-weight-complex="bold"/>
    </style:style>
    <style:style style:name="T1" style:family="text">
      <style:text-properties fo:color="#005032" style:font-name="Liberation Mono" fo:font-size="10pt" style:font-name-asian="Liberation Mono" style:font-size-asian="10pt" style:font-name-complex="Liberation Mono" style:font-size-complex="10pt"/>
    </style:style>
    <style:style style:name="T2" style:family="text">
      <style:text-properties fo:color="#000000" style:font-name="Liberation Mono" fo:font-size="10pt" style:font-name-asian="Liberation Mono" style:font-size-asian="10pt" style:font-name-complex="Liberation Mono" style:font-size-complex="10pt"/>
    </style:style>
    <style:style style:name="T3" style:family="text">
      <style:text-properties fo:color="#000000" style:font-name="Liberation Mono" fo:font-size="10pt" fo:font-weight="bold" style:font-name-asian="Liberation Mono" style:font-size-asian="10pt" style:font-weight-asian="bold" style:font-name-complex="Liberation Mono" style:font-size-complex="10pt" style:font-weight-complex="bold"/>
    </style:style>
    <style:style style:name="T4" style:family="text">
      <style:text-properties fo:color="#000000" style:font-name="Liberation Serif" fo:font-size="12pt" style:font-name-asian="Liberation Mono" style:font-size-asian="10.5pt" style:font-name-complex="Liberation Mono" style:font-size-complex="12pt"/>
    </style:style>
    <style:style style:name="T5" style:family="text">
      <style:text-properties fo:color="#000000" style:font-name-asian="Liberation Mono" style:font-name-complex="Liberation Mono"/>
    </style:style>
    <style:style style:name="T6" style:family="text">
      <style:text-properties fo:color="#7f0055" style:font-name="Liberation Mono" fo:font-size="10pt" fo:font-weight="bold" style:font-name-asian="Liberation Mono" style:font-size-asian="10pt" style:font-weight-asian="bold" style:font-name-complex="Liberation Mono" style:font-size-complex="10pt" style:font-weight-complex="bold"/>
    </style:style>
    <style:style style:name="T7" style:family="text">
      <style:text-properties fo:color="#0000c0" style:font-name="Liberation Mono" fo:font-size="10pt" style:font-name-asian="Liberation Mono" style:font-size-asian="10pt" style:font-name-complex="Liberation Mono" style:font-size-complex="10pt"/>
    </style:style>
    <style:style style:name="T8" style:family="text">
      <style:text-properties fo:color="#3f7f5f" style:font-name="Liberation Mono" fo:font-size="10pt" style:font-name-asian="Liberation Mono" style:font-size-asian="10pt" style:font-name-complex="Liberation Mono"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O server αναλαμβάνει το σπάσιμο του αρχείου σε πακέτα και στη συνέχεια οργανώνει τα πακέτα σε segments αναλόγα με το generation size το <text:s/>οποίο αποτελέι input στο πρόγραμμα.</text:p>
      <text:p text:style-name="Standard">Στη συνέχεια γίνεται το allocation των πακέτων στους χρήστες.</text:p>
      <text:p text:style-name="Standard">Αυτό γίνεται με την χρηση κάποιας λιστας που διατηρεί ο κάθε κόμβος με στοιχεία pointers σε αντικείμενα τύπου segment.Ετσι μετά το allocation που γίνεται ο κάθε χρήστης – κομβος έχει τι λιστα μετα segments που αφορούν τον ίδιο.Η μετάδοση των πακέτων μέσα απο κανάλια στο 3G δίκτυο γίνεται το ένα μετα το άλλο .και αν η μετάδοση κάποιου πακέτου χαθεί τότε το ίδιο πακέτο προσπαθεί να επανεκπεμθεί στο επόμενο timeslot.Με αυτό το σχήμα μετάδοσης κάθε χρήστης λαμβάνει πακέτα διαδοχικά με τη σειρά δηλαδή την οποία αποτελούν το segment.Για να σηματοδοτήσουμε τη λήξη ενός segment βάζουμε στα πακέτα μια μεταβλητή που μας δείχνει αν ένα πακέτο είναι το τελευταίο ή οχι.</text:p>
      <text:p text:style-name="Standard"/>
      <text:p text:style-name="Standard"/>
      <text:p text:style-name="Standard">Μετάδοση broadcast πακέτων στο κανάλι. Κάθε χρονική στιγμή μόνο ένας χρήστης μπορεί να στέλνει πακέτα στο κανάλι.Αυτό το διασφαλίζουμε ορίζοντας τη static μεταβλητή bool useWlan.Η μεταβλητή αυτή γίνεται κάθε χρονική στιγμή ίση με true έτσι αν κάποια χρονική στιγμή υπάρχουν 2 ή παραπάνω χρήστες που θέλουν να ξεκινήσουν κάποια μετάδοση ο πρώτος που θα προλάβει θα θέσει τη μεταβλητή σε false και θα ξεκινήσει να μεταδίδει.</text:p>
      <text:p text:style-name="Standard">Έτσι κάποιος χρήστης πρίν ξεκινήσει τη μετάδοση ελέγχει αν το κανάλι είναι διαθέσιμο τσεκάροντας αν η μεταβλητή είναι true.</text:p>
      <text:p text:style-name="Standard"/>
      <text:p text:style-name="Standard"/>
      <text:p text:style-name="P5">Αποστολή Κωδικοποιημένων Πακέτων και Advertisment</text:p>
      <text:p text:style-name="Standard"/>
      <text:p text:style-name="Standard"/>
      <text:p text:style-name="Standard">Ο κόμβος που αρχικά λαμβάνει κάποιο segment και κερδίζει την πρόσβαση στο μέσο μετάδοσης αποστέλλει τα κωδικοποιημένα πακέτα (initial push). Αφού ο κόμβος τελείωσει με τη μετάδοση των κωδικοποιημένων πακέτων στέλνει ενα advertisment message στους υπολοιπους ανακοινώνοντας τους οτι διαθέτει το συγκεκριμένο segment ώστε αυτοι να ξεκινήσουν να του ζητάνε την αποστολή κωδικοποιημένων πακέτων.createAdvertisment. </text:p>
      <text:p text:style-name="Standard"/>
      <text:p text:style-name="Standard"/>
      <text:p text:style-name="Standard">ΠΑΡΑΛΑΒΗ ΠΑΚΕΤΟΥ ΑΠΟ ΚΟΜΒΟ</text:p>
      <text:p text:style-name="Standard"/>
      <text:p text:style-name="Standard">Κατα τη διαδικασία της παραλαβής πακέτου απο έναν κόμβο αρχικά το πακέτο αντιγράφεται </text:p>
      <text:p text:style-name="Standard">στην Incoming packet queue του κόμβου.</text:p>
      <text:p text:style-name="Standard">Ο κόμβος διατηρεί μία δομή δεδομένων ένα <text:span text:style-name="T1">map</text:span><text:span text:style-name="T2">&lt;</text:span><text:span text:style-name="T1">segment</text:span><text:span text:style-name="T2">*,</text:span><text:span text:style-name="T6">int</text:span><text:span text:style-name="T2">&gt; </text:span><text:span text:style-name="T7">segInProgress</text:span><text:span text:style-name="T2"> </text:span><text:span text:style-name="T4">το οποίο ενημερώνεται κάθε φορά που παραλαμβάνεται ένα πακέτο και έτσι ο κόμβος έχει την πληροφορία κάθε στιγμή σχετικά με τον αριθμό κωδικοποιημένων πακέτων που έχει παραλάβει και ανήκουν σε κάποιο generation ή segment. Χρησιμοποιούμε επίσης μία ακόμα δομή στην οποία αποθηκεύεται η πληροφορία σχετικά με το αν κάποιο segment έχει αποκωδικοποιηθεί ή όχι </text:span><text:span text:style-name="T1">map</text:span><text:span text:style-name="T2">&lt;</text:span><text:span text:style-name="T1">segment</text:span><text:span text:style-name="T2">*,</text:span><text:span text:style-name="T6">bool</text:span><text:span text:style-name="T2">&gt; </text:span><text:span text:style-name="T7">decodedSegments</text:span><text:span text:style-name="T2">;</text:span></text:p>
      <text:p text:style-name="P3">Αυτό ενημερώνεται με την τιμή false άν παραληφθει το πρώτο πακέτο κάποιου segment ενώ θα πρέπει να γίνει true αν ο κόμβος αποκωδικοποιήσει επιτυχώς το segment.</text:p>
      <text:p text:style-name="P3">Επίσης κατα την παραλαβή κάποιου πακέτου απο έναν κόμβο αποθηκεύουμε τον coefficient vector σε ένα τοπικό 2 διάσταστο πίνακα.</text:p>
      <text:p text:style-name="P3"/>
      <text:p text:style-name="P3">Αυτό υλοποιείται με κάποιο mapping της μορφής </text:p>
      <text:p text:style-name="P1"><text:span text:style-name="T1">map</text:span><text:span text:style-name="T2">&lt;</text:span><text:span text:style-name="T1">segment</text:span><text:span text:style-name="T2">*,</text:span><text:span text:style-name="T1">deque</text:span><text:span text:style-name="T2">&lt;</text:span><text:span text:style-name="T1">deque</text:span><text:span text:style-name="T2">&lt;</text:span><text:span text:style-name="T6">unsigned</text:span><text:span text:style-name="T2"> </text:span><text:span text:style-name="T6">char</text:span><text:span text:style-name="T2">&gt; &gt; &gt; </text:span><text:span text:style-name="T7">coefTable</text:span><text:span text:style-name="T2">;</text:span><text:span text:style-name="T8">/*2dimensional Table for each segment*/</text:span></text:p>
      <text:p text:style-name="P4"><text:soft-page-break/>Με αυτό το mapping καθορίζουμε ένα 2 διάστατο πίνακα απο συντελεστές για κάθε segment.Κάθε φορά που παραλαμβάνει ο κόμβος ένα κωδικοποιημένο πακέτο το διάνυσμα των συντελεστών προστιθεται στον αντίστοιχο διδιάστατο πίνακα (συνάρτηση </text:p>
      <text:p text:style-name="P2"><text:span text:style-name="T1">segment</text:span><text:span text:style-name="T2">* </text:span><text:span text:style-name="T3">addCoefVector</text:span><text:span text:style-name="T2">(</text:span><text:span text:style-name="T1">deque</text:span><text:span text:style-name="T2">&lt;</text:span><text:span text:style-name="T6">unsigned</text:span><text:span text:style-name="T2"> </text:span><text:span text:style-name="T6">char</text:span><text:span text:style-name="T2">&gt; &amp;c,</text:span><text:span text:style-name="T1">segment</text:span><text:span text:style-name="T2"> *segID)</text:span><text:span text:style-name="T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portbilly </meta:initial-creator>
    <meta:creation-date>2014-03-07T15:25:29</meta:creation-date>
    <dc:date>2014-04-16T11:00:13</dc:date>
    <dc:creator>sportbilly </dc:creator>
    <meta:editing-duration>PT12M25S</meta:editing-duration>
    <meta:editing-cycles>8</meta:editing-cycles>
    <meta:generator>LibreOffice/3.5$Linux_X86_64 LibreOffice_project/350m1$Build-2</meta:generator>
    <meta:document-statistic meta:table-count="0" meta:image-count="0" meta:object-count="0" meta:page-count="2" meta:paragraph-count="17" meta:word-count="477" meta:character-count="3236" meta:non-whitespace-character-count="2771"/>
  </office:meta>
</office:document-meta>
</file>